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TermPosition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TermPositions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Positions.nex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TermPositions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Positions.InstantiatedTermPositions( Instantiated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Positions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TermPositions.getPayload( byte [ ] data , int 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